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eeeeee" draw:textarea-horizontal-align="justify" draw:textarea-vertical-align="middle" draw:auto-grow-height="false" fo:min-height="91.19cm" fo:min-width="29.9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5.27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55.372cm" svg:height="15.275cm" svg:x="32.766cm" svg:y="4.791cm" presentation:class="title" presentation:user-transformed="true">
          <draw:text-box>
            <text:p>Slime Stretchiness</text:p>
          </draw:text-box>
        </draw:frame>
        <draw:custom-shape draw:style-name="gr1" draw:text-style-name="P1" draw:layer="layout" svg:width="30.48cm" svg:height="91.44cm" svg:x="-0.054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0.48cm" svg:height="91.44cm" svg:x="91.186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1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24cm" fo:margin-bottom="0cm" fo:text-indent="0cm"/>
      <style:text-properties fo:font-size="121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288cm" fo:margin-bottom="0cm" fo:text-indent="0cm"/>
      <style:text-properties fo:font-size="104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853cm" fo:margin-bottom="0cm" fo:text-indent="0cm"/>
      <style:text-properties fo:font-size="86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418cm" fo:margin-bottom="0cm" fo:text-indent="0cm"/>
      <style:text-properties fo:font-size="86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1.1000061035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Default" style:page-layout-name="PM1" draw:style-name="Mdp1">
      <draw:frame presentation:style-name="Default-title" draw:layer="backgroundobjects" svg:width="109.72cm" svg:height="15.275cm" svg:x="6.095cm" svg:y="3.622cm" presentation:class="title" presentation:placeholder="true">
        <draw:text-box/>
      </draw:frame>
      <draw:frame presentation:style-name="Default-outline1" draw:layer="backgroundobjects" svg:width="109.72cm" svg:height="53.026cm" svg:x="6.095cm" svg:y="21.379cm" presentation:class="outline" presentation:placeholder="true">
        <draw:text-box/>
      </draw:frame>
      <draw:frame presentation:style-name="Mpr1" draw:text-style-name="MP2" draw:layer="backgroundobjects" svg:width="28.404cm" svg:height="6.314cm" svg:x="6.095cm" svg:y="8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8.644cm" svg:height="6.314cm" svg:x="41.691cm" svg:y="83.2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8.404cm" svg:height="6.314cm" svg:x="87.411cm" svg:y="83.2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9:48:37.039137334</meta:creation-date>
    <meta:generator>LibreOffice/5.2.7.2$Linux_ARM_EABI LibreOffice_project/20m0$Build-2</meta:generator>
    <dc:date>2018-12-10T10:34:17.880236735</dc:date>
    <meta:editing-duration>PT41M45S</meta:editing-duration>
    <meta:editing-cycles>3</meta:editing-cycles>
    <meta:document-statistic meta:object-count="26"/>
  </office:meta>
</office:document-meta>
</file>